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.A" style:family="table-column">
      <style:table-column-properties style:column-width="4.4368in"/>
    </style:style>
    <style:style style:name="Table1.B" style:family="table-column">
      <style:table-column-properties style:column-width="2.8125in"/>
    </style:style>
    <style:style style:name="Table1.1" style:family="table-row">
      <style:table-row-properties fo:keep-together="auto"/>
    </style:style>
    <style:style style:name="Table2.A" style:family="table-column">
      <style:table-column-properties style:column-width="4.4368in"/>
    </style:style>
    <style:style style:name="Table2.B" style:family="table-column">
      <style:table-column-properties style:column-width="2.7632in"/>
    </style:style>
    <style:style style:name="Table2.1" style:family="table-row">
      <style:table-row-properties fo:keep-together="auto"/>
    </style:style>
    <style:style style:name="Table3.A" style:family="table-column">
      <style:table-column-properties style:column-width="4.4368in"/>
    </style:style>
    <style:style style:name="Table3.B" style:family="table-column">
      <style:table-column-properties style:column-width="2.7632in"/>
    </style:style>
    <style:style style:name="Table3.1" style:family="table-row">
      <style:table-row-properties fo:keep-together="auto"/>
    </style:style>
    <style:style style:name="Table4.A" style:family="table-column">
      <style:table-column-properties style:column-width="4.6875in"/>
    </style:style>
    <style:style style:name="Table4.B" style:family="table-column">
      <style:table-column-properties style:column-width="2.5125in"/>
    </style:style>
    <style:style style:name="Table4.1" style:family="table-row">
      <style:table-row-properties fo:keep-together="auto"/>
    </style:style>
    <style:style style:name="P1" style:family="paragraph" style:parent-style-name="Standard">
      <style:paragraph-properties fo:margin-top="0in" fo:margin-bottom="0.028in" style:contextual-spacing="false"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margin-top="0in" fo:margin-bottom="0.028in" style:contextual-spacing="false"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.111in" style:contextual-spacing="false" fo:text-align="center" style:justify-single-word="false"/>
    </style:style>
    <style:style style:name="P4" style:family="paragraph" style:parent-style-name="Standard">
      <style:paragraph-properties fo:margin-top="0.0835in" fo:margin-bottom="0in" style:contextual-spacing="false"/>
    </style:style>
    <style:style style:name="P5" style:family="paragraph" style:parent-style-name="Standard">
      <style:paragraph-properties fo:margin-top="0in" fo:margin-bottom="0.0835in" style:contextual-spacing="false" fo:line-height="100%" fo:padding-left="0in" fo:padding-right="0in" fo:padding-top="0in" fo:padding-bottom="0.0138in" fo:border-left="none" fo:border-right="none" fo:border-top="none" fo:border-bottom="0.99pt solid #bfbfbf"/>
      <style:text-properties fo:font-size="6pt" style:font-size-asian="5.25pt" style:font-size-complex="6pt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in" style:contextual-spacing="false" fo:text-align="right" style:justify-single-word="false"/>
    </style:style>
    <style:style style:name="P8" style:family="paragraph" style:parent-style-name="Standard">
      <style:paragraph-properties fo:margin-top="0in" fo:margin-bottom="0.028in" style:contextual-spacing="false"/>
      <style:text-properties fo:font-size="2pt" style:font-size-asian="1.75pt" style:font-size-complex="2pt"/>
    </style:style>
    <style:style style:name="P9" style:family="paragraph" style:parent-style-name="List_20_1" style:list-style-name="WWNum1">
      <style:paragraph-properties fo:margin-top="0in" fo:margin-bottom="0.0138in" style:contextual-spacing="true" fo:line-height="100%"/>
    </style:style>
    <style:style style:name="P10" style:family="paragraph" style:parent-style-name="Standard">
      <style:paragraph-properties fo:margin-top="0in" fo:margin-bottom="0.028in" style:contextual-spacing="false" fo:line-height="100%"/>
    </style:style>
    <style:style style:name="P11" style:family="paragraph" style:parent-style-name="List_20_1">
      <style:paragraph-properties fo:margin-top="0in" fo:margin-bottom="0.0138in" style:contextual-spacing="true" fo:line-height="100%"/>
      <style:text-properties fo:font-size="2pt" style:font-size-asian="1.75pt" style:font-size-complex="2pt"/>
    </style:style>
    <style:style style:name="P12" style:family="paragraph" style:parent-style-name="List_20_1" style:list-style-name="WWNum1">
      <style:paragraph-properties fo:margin-top="0in" fo:margin-bottom="0.0138in" style:contextual-spacing="true" fo:line-height="100%"/>
      <style:text-properties fo:font-size="10pt" style:font-size-asian="10pt"/>
    </style:style>
    <style:style style:name="P13" style:family="paragraph" style:parent-style-name="Standard">
      <style:paragraph-properties fo:margin-top="0in" fo:margin-bottom="0.028in" style:contextual-spacing="false"/>
      <style:text-properties fo:font-size="3pt" style:font-size-asian="2.59999990463257pt" style:font-size-complex="3pt"/>
    </style:style>
    <style:style style:name="P14" style:family="paragraph" style:parent-style-name="Standard">
      <style:paragraph-properties fo:margin-top="0in" fo:margin-bottom="0.0835in" style:contextual-spacing="false" fo:line-height="100%" fo:padding-left="0in" fo:padding-right="0in" fo:padding-top="0in" fo:padding-bottom="0.0138in" fo:border-left="none" fo:border-right="none" fo:border-top="none" fo:border-bottom="0.99pt solid #bfbfbf"/>
      <style:text-properties fo:font-size="3pt" style:font-size-asian="2.59999990463257pt" style:font-size-complex="3pt"/>
    </style:style>
    <style:style style:name="T1" style:family="text">
      <style:text-properties fo:font-weight="bold" style:font-weight-asian="bold"/>
    </style:style>
    <style:style style:name="T2" style:family="text">
      <style:text-properties fo:color="#0563c1" loext:opacity="100%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font-size="10.5pt" fo:font-weight="bold" style:font-size-asian="10.5pt" style:font-weight-asian="bold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font-style="italic" style:font-size-asian="10pt" style:font-style-asian="italic"/>
    </style:style>
    <style:style style:name="T8" style:family="text">
      <style:text-properties fo:font-size="10pt" fo:font-style="normal" style:font-size-asian="10pt" style:font-style-asian="normal"/>
    </style:style>
    <style:style style:name="T9" style:family="text">
      <style:text-properties fo:font-size="10pt" fo:font-style="normal" fo:font-weight="bold" style:font-size-asian="10pt" style:font-style-asian="normal" style:font-weight-asian="bold"/>
    </style:style>
    <style:style style:name="NoBorderCell" style:family="table-cell" style:display-name="NoBorderCell">
      <style:table-cell-properties fo:border="none" fo:padding="0cm"/>
    </style:style>
    <style:style style:name="NoBorderTable" style:family="table" style:display-name="NoBorderTable">
      <style:table-properties table:border-model="collapsin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BERT TREACY</text:span></text:p>
      <text:p text:style-name="P2">Gibraltar | Senior Analyst | Python, SQL</text:p>
      <text:p text:style-name="P3"><text:a xlink:type="simple" xlink:href="https://fingers53.github.io" text:style-name="ListLabel_20_10" text:visited-style-name="ListLabel_20_10"><text:span text:style-name="T2">Portfolio</text:span></text:a><text:span text:style-name="T3"> <text:s/>| <text:s/></text:span><text:a xlink:type="simple" xlink:href="https://www.linkedin.com/in/roberttreacy53/" text:style-name="Internet_20_link" text:visited-style-name="Visited_20_Internet_20_Link"><text:span text:style-name="T2">LinkedIn</text:span></text:a><text:span text:style-name="T3"> <text:s/>| <text:s/></text:span><text:a xlink:type="simple" xlink:href="https://github.com/fingers53" text:style-name="ListLabel_20_12" text:visited-style-name="ListLabel_20_12"><text:span text:style-name="T2">GitHub</text:span></text:a></text:p>
      <text:p text:style-name="P4"><text:span text:style-name="T4">PROFESSIONAL EXPERIENCE</text:span></text:p>
      <text:p text:style-name="P5"/>
      <table:table table:name="Table1" table:style-name="NoBorderTable">
        <table:table-column table:style-name="Table1.A"/>
        <table:table-column table:style-name="Table1.B"/>
        <table:table-row table:style-name="Table1.1">
          <table:table-cell table:style-name="NoBorderCell" office:value-type="string">
            <text:p text:style-name="P6"><text:span text:style-name="T5">Senior Insights Analyst — Virgin Bet (Gibraltar)</text:span></text:p>
          </table:table-cell>
          <table:table-cell table:style-name="NoBorderCell" office:value-type="string">
            <text:p text:style-name="P7"><text:span text:style-name="T5">May 2025 – Present</text:span></text:p>
          </table:table-cell>
        </table:table-row>
      </table:table>
      <text:p text:style-name="P8"/>
      <text:list text:style-name="WWNum1">
        <text:list-item>
          <text:p text:style-name="P9"><text:span text:style-name="T6">Developed and validated a Markov model for dynamically changing bet limits based on game state</text:span></text:p>
        </text:list-item>
        <text:list-item>
          <text:p text:style-name="P9"><text:span text:style-name="T6">Designed internal methods to estimate expected value for correlated bets (BetBuilder/Same Game Parlays)</text:span></text:p>
        </text:list-item>
        <text:list-item>
          <text:p text:style-name="P9"><text:span text:style-name="T6">Implemented a knapsack-style optimisation to evaluate streaming contract packages and trade-offs</text:span></text:p>
        </text:list-item>
        <text:list-item>
          <text:p text:style-name="P9"><text:span text:style-name="T6">Built an LLM-based alerting workflow to surface unusual performance patterns and key drivers</text:span></text:p>
        </text:list-item>
        <text:list-item>
          <text:p text:style-name="P9"><text:span text:style-name="T6">Built Python analytics supporting commercial decision-making and performance evaluation for sportsbook products</text:span></text:p>
        </text:list-item>
      </text:list>
      <text:p text:style-name="P10"/>
      <table:table table:name="Table2" table:style-name="NoBorderTable">
        <table:table-column table:style-name="Table2.A"/>
        <table:table-column table:style-name="Table2.B"/>
        <table:table-row table:style-name="Table2.1">
          <table:table-cell table:style-name="NoBorderCell" office:value-type="string">
            <text:p text:style-name="P6"><text:span text:style-name="T5">Insights Analyst — PENN Entertainment (Barstool / ESPN Bet)</text:span></text:p>
          </table:table-cell>
          <table:table-cell table:style-name="NoBorderCell" office:value-type="string">
            <text:p text:style-name="P7"><text:span text:style-name="T5">Jul 2023 – Oct 2024</text:span></text:p>
          </table:table-cell>
        </table:table-row>
      </table:table>
      <text:list text:continue-numbering="true" text:style-name="WWNum1">
        <text:list-header>
          <text:p text:style-name="P11"/>
        </text:list-header>
        <text:list-item>
          <text:p text:style-name="P12">Analysed customer behaviour and market performance to identify inefficiencies, leakage, and drivers of outcomes</text:p>
        </text:list-item>
        <text:list-item>
          <text:p text:style-name="P9"><text:span text:style-name="T6">Automated price comparisons and operational processes supporting internal stakeholders</text:span></text:p>
        </text:list-item>
        <text:list-item>
          <text:p text:style-name="P9"><text:span text:style-name="T6">Built Python and SQL tools to flag unusual patterns, exposures, and performance drivers</text:span></text:p>
        </text:list-item>
      </text:list>
      <text:p text:style-name="P10"/>
      <table:table table:name="Table3" table:style-name="NoBorderTable">
        <table:table-column table:style-name="Table3.A"/>
        <table:table-column table:style-name="Table3.B"/>
        <table:table-row table:style-name="Table3.1">
          <table:table-cell table:style-name="NoBorderCell" office:value-type="string">
            <text:p text:style-name="P6"><text:span text:style-name="T5">Independent Consultant — Self-Employed</text:span></text:p>
          </table:table-cell>
          <table:table-cell table:style-name="NoBorderCell" office:value-type="string">
            <text:p text:style-name="P7"><text:span text:style-name="T5">Jan 2023 – Jul 2023</text:span></text:p>
          </table:table-cell>
        </table:table-row>
      </table:table>
      <text:p text:style-name="P13"/>
      <text:list text:continue-numbering="true" text:style-name="WWNum1">
        <text:list-item>
          <text:p text:style-name="P9"><text:span text:style-name="T6">Designed and implemented an automated invoicing and billing system for a music school with 1,000+ students</text:span></text:p>
        </text:list-item>
        <text:list-item>
          <text:p text:style-name="P9"><text:span text:style-name="T6">Built Python workflows for payments tracking, reporting, and reconciliation for non-technical users</text:span></text:p>
        </text:list-item>
        <text:list-item>
          <text:p text:style-name="P9"><text:span text:style-name="T6">Applied RFM (Recency, Frequency, Monetary) analysis to improve customer targeting for small businesses</text:span></text:p>
        </text:list-item>
        <text:list-item>
          <text:p text:style-name="P9"><text:span text:style-name="T6">Worked directly with business owners to translate operational problems into practical data solutions</text:span></text:p>
        </text:list-item>
      </text:list>
      <text:p text:style-name="P4"><text:span text:style-name="T4">PROJECTS</text:span></text:p>
      <text:p text:style-name="P14"/>
      <text:p text:style-name="P10"><text:span text:style-name="T7">Portfolio: </text:span></text:p>
      <text:list text:continue-numbering="true" text:style-name="WWNum1">
        <text:list-item>
          <text:p text:style-name="P9"><text:span text:style-name="T6">Analysed 100 years of Irish election data (36,000+ candidates) to identify voting patterns under proportional representation. Published as an interactive web article</text:span></text:p>
        </text:list-item>
        <text:list-item>
          <text:p text:style-name="P9"><text:span text:style-name="T6">Reverse-engineered a phishing site targeting Irish bank customers and flooded it with 4,000 fake credentials to poison the stolen data</text:span></text:p>
        </text:list-item>
        <text:list-item>
          <text:p text:style-name="P9"><text:span text:style-name="T6">Built a full-stack league management app for a badminton club.</text:span></text:p>
        </text:list-item>
        <text:list-item>
          <text:p text:style-name="P9"><text:span text:style-name="T6">Built a web tool that scrapes SEC filings, aggregates analyst coverage, and generates AI-powered summaries across 10 tracked tickers</text:span></text:p>
        </text:list-item>
      </text:list>
      <text:p text:style-name="P4"><text:span text:style-name="T4">RESEARCH EXPERIENCE</text:span></text:p>
      <text:p text:style-name="P5"/>
      <table:table table:name="Table4" table:style-name="NoBorderTable">
        <table:table-column table:style-name="Table4.A"/>
        <table:table-column table:style-name="Table4.B"/>
        <table:table-row table:style-name="Table4.1">
          <table:table-cell table:style-name="NoBorderCell" office:value-type="string">
            <text:p text:style-name="P6"><text:span text:style-name="T5">Research Assistant — Financial Data Science (University College Dublin)</text:span></text:p>
          </table:table-cell>
          <table:table-cell table:style-name="NoBorderCell" office:value-type="string">
            <text:p text:style-name="P7"><text:span text:style-name="T5">2021 – 2022</text:span></text:p>
          </table:table-cell>
        </table:table-row>
      </table:table>
      <text:list text:continue-numbering="true" text:style-name="WWNum1">
        <text:list-item>
          <text:p text:style-name="P9"><text:span text:style-name="T6">Built Python pipelines to extract and structure ESG and financial data from public sources</text:span></text:p>
        </text:list-item>
        <text:list-item>
          <text:p text:style-name="P9"><text:span text:style-name="T6">Extracted and analysed text from regulatory disclosures (risk sections) to identify disclosure patterns</text:span></text:p>
        </text:list-item>
        <text:list-item>
          <text:p text:style-name="P9"><text:span text:style-name="T6">Stored structured datasets in PostgreSQL and produced repeatable analysis outputs for researchers</text:span></text:p>
        </text:list-item>
      </text:list>
      <text:p text:style-name="P4"><text:span text:style-name="T4">EDUCATION</text:span></text:p>
      <text:p text:style-name="P14"/>
      <text:p text:style-name="P10"><text:span text:style-name="T7">BA (Hons) Economics &amp; Statistics — University College Dublin | Class of 2024 | Upper Second Class (2:1)</text:span></text:p>
      <text:p text:style-name="P10"><text:span text:style-name="T8">Coursework: Monte Carlo Simulation, Time Series Analysis, Stochastic Processes</text:span></text:p>
      <text:p text:style-name="P4"><text:span text:style-name="T4">SKILLS</text:span></text:p>
      <text:p text:style-name="P14"/>
      <text:p text:style-name="P10"><text:span text:style-name="T8">Python, SQL, Data Analysis, Automation, Optimisation, Stakeholder Reporting, Data Modelling</text:span></text:p>
      <text:p text:style-name="P10"><text:span text:style-name="T7">Languages: English (native), Spanish (conversational)</text:span></text:p>
      <text:p text:style-name="P4"><text:span text:style-name="T9"/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svg="urn:oasis:names:tc:opendocument:xmlns:svg-compatible:1.0" xmlns:draw="urn:oasis:names:tc:opendocument:xmlns:drawing:1.0" xmlns:manifest="urn:oasis:names:tc:opendocument:xmlns:manifest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563c1" loext:opacity="100%" fo:font-size="10pt" style:text-underline-style="solid" style:text-underline-width="auto" style:text-underline-color="font-color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1" style:display-name="ListLabel 11" style:family="text">
      <style:text-properties fo:color="#0563c1" loext:opacity="100%" fo:font-size="10pt" style:text-underline-style="solid" style:text-underline-width="auto" style:text-underline-color="font-color" style:font-size-asian="10pt"/>
    </style:style>
    <style:style style:name="ListLabel_20_12" style:display-name="ListLabel 12" style:family="text">
      <style:text-properties fo:color="#0563c1" loext:opacity="100%" fo:font-size="10pt" style:text-underline-style="solid" style:text-underline-width="auto" style:text-underline-color="font-color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5in" fo:margin-bottom="0.55in" fo:margin-left="0.65in" fo:margin-right="0.6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6-03-15T00:26:22.467906400</dc:date>
    <meta:editing-duration>PT29M</meta:editing-duration>
    <meta:document-statistic meta:table-count="4" meta:image-count="0" meta:object-count="0" meta:page-count="1" meta:paragraph-count="41" meta:word-count="385" meta:character-count="2760" meta:non-whitespace-character-count="2421"/>
    <meta:user-defined meta:name="AppVersion">14.0000</meta:user-defined>
    <meta:template xlink:type="simple" xlink:actuate="onRequest" xlink:title="Normal.dotm" xlink:href=""/>
    <meta:generator>ODFPY/1.4.1</meta:generator>
  </office:meta>
</office:document-meta>
</file>